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233cm" loext:decorative="false"/>
    </style:style>
    <style:style style:name="gr2" style:family="graphic" style:parent-style-name="standard">
      <style:graphic-properties draw:stroke="dash" draw:stroke-dash="Line_20_Style_20_9" svg:stroke-width="0.053cm" svg:stroke-color="#1c1c1c" draw:marker-start-width="0.279cm" draw:marker-end-width="0.279cm" svg:stroke-linecap="butt" draw:fill="none" draw:fill-color="#ffffff" draw:auto-grow-height="true" draw:auto-grow-width="false" fo:min-height="0.702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draw:stroke="dash" draw:stroke-dash="Line_20_Style_20_9" svg:stroke-width="0.053cm" svg:stroke-color="#1c1c1c" draw:marker-start-width="0.279cm" draw:marker-end-width="0.279cm" svg:stroke-linecap="butt" draw:fill="none" draw:fill-color="#ffffff" draw:auto-grow-height="true" draw:auto-grow-width="false" fo:min-height="0.712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draw:stroke="dash" draw:stroke-dash="Line_20_Style_20_9" svg:stroke-width="0.053cm" svg:stroke-color="#1c1c1c" draw:marker-start-width="0.279cm" draw:marker-end-width="0.279cm" svg:stroke-linecap="butt" draw:fill="none" draw:fill-color="#ffffff" draw:auto-grow-height="true" draw:auto-grow-width="false" fo:min-height="1.906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draw:stroke="dash" draw:stroke-dash="Line_20_Style_20_9" svg:stroke-width="0.053cm" svg:stroke-color="#1c1c1c" draw:marker-start-width="0.279cm" draw:marker-end-width="0.279cm" svg:stroke-linecap="butt" draw:fill="none" draw:fill-color="#ffffff" draw:auto-grow-height="true" draw:auto-grow-width="false" fo:min-height="0.651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1cm" fo:min-width="0.99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end"/>
      <style:text-properties style:font-name="Lato Black" fo:font-size="72pt"/>
    </style:style>
    <style:style style:name="P5" style:family="paragraph">
      <loext:graphic-properties draw:fill="none" draw:fill-color="#ffffff"/>
      <style:paragraph-properties fo:text-align="end"/>
      <style:text-properties style:font-name="Lato Black" fo:font-size="72pt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33cm" svg:height="9.525cm" svg:x="1.31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57cm" svg:height="1.014cm" svg:x="2.905cm" svg:y="3.628cm">
          <draw:text-box>
            <text:p text:style-name="P2">Time:</text:p>
          </draw:text-box>
        </draw:frame>
        <draw:frame draw:style-name="gr3" draw:text-style-name="P3" draw:layer="layout" svg:width="3.81cm" svg:height="1.014cm" svg:x="1.952cm" svg:y="6.715cm">
          <draw:text-box>
            <text:p text:style-name="P2">Session:</text:p>
          </draw:text-box>
        </draw:frame>
        <draw:frame draw:style-name="gr4" draw:text-style-name="P5" draw:layer="layout" svg:width="11.43cm" svg:height="2.843cm" svg:x="6.08cm" svg:y="3.554cm">
          <draw:text-box>
            <text:p text:style-name="P4">00:00:00</text:p>
          </draw:text-box>
        </draw:frame>
        <draw:frame draw:style-name="gr4" draw:text-style-name="P5" draw:layer="layout" svg:width="11.43cm" svg:height="2.843cm" svg:x="6.08cm" svg:y="6.729cm">
          <draw:text-box>
            <text:p text:style-name="P4">00:00:00</text:p>
          </draw:text-box>
        </draw:frame>
        <draw:frame draw:style-name="gr5" draw:text-style-name="P6" draw:layer="layout" svg:width="9.525cm" svg:height="1.014cm" svg:x="6.08cm" svg:y="9.89cm">
          <draw:text-box>
            <text:p text:style-name="P1">Session message</text:p>
          </draw:text-box>
        </draw:frame>
        <draw:frame draw:style-name="gr5" draw:text-style-name="P6" draw:layer="layout" svg:width="9.525cm" svg:height="1.014cm" svg:x="6.08cm" svg:y="11.16cm">
          <draw:text-box>
            <text:p text:style-name="P1">Notes message</text:p>
          </draw:text-box>
        </draw:frame>
        <draw:custom-shape draw:name="B1" draw:style-name="gr6" draw:text-style-name="P1" draw:layer="layout" svg:width="1.587cm" svg:height="0.952cm" svg:x="17.828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587cm" svg:height="0.962cm" svg:x="17.828cm" svg:y="4.175cm">
          <draw:text-box>
            <text:p text:style-name="P1">B1</text:p>
          </draw:text-box>
        </draw:frame>
        <draw:custom-shape draw:name="B 1" draw:style-name="gr6" draw:text-style-name="P1" draw:layer="layout" svg:width="1.587cm" svg:height="0.952cm" svg:x="17.827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587cm" svg:height="0.962cm" svg:x="17.827cm" svg:y="5.445cm">
          <draw:text-box>
            <text:p text:style-name="P1">B2</text:p>
          </draw:text-box>
        </draw:frame>
        <draw:custom-shape draw:name="B 2" draw:style-name="gr6" draw:text-style-name="P1" draw:layer="layout" svg:width="1.587cm" svg:height="0.952cm" svg:x="17.828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587cm" svg:height="0.962cm" svg:x="17.828cm" svg:y="4.175cm">
          <draw:text-box>
            <text:p text:style-name="P1">B1</text:p>
          </draw:text-box>
        </draw:frame>
        <draw:custom-shape draw:name="B 3" draw:style-name="gr6" draw:text-style-name="P1" draw:layer="layout" svg:width="1.587cm" svg:height="0.952cm" svg:x="17.827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587cm" svg:height="0.962cm" svg:x="17.827cm" svg:y="6.705cm">
          <draw:text-box>
            <text:p text:style-name="P1">B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0:13:49.761595353</meta:creation-date>
    <dc:date>2023-11-10T10:26:09.525328269</dc:date>
    <meta:editing-duration>PT12M42S</meta:editing-duration>
    <meta:editing-cycles>4</meta:editing-cycles>
    <meta:generator>LibreOffice/7.6.2.1$Linux_X86_64 LibreOffice_project/60$Build-1</meta:generator>
    <meta:document-statistic meta:object-count="15"/>
  </office:meta>
</office:document-meta>
</file>